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start="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6b4794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08cm" svg:height="4.445cm" svg:x="10.525cm" svg:y="1cm">
          <text:p text:style-name="P1">index.htm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" draw:id="id2" draw:layer="layout" svg:width="4.445cm" svg:height="4.445cm" svg:x="11.16cm" svg:y="6.715cm">
          <text:p text:style-name="P1">animals.htm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3.065cm" svg:y1="5.445cm" svg:x2="13.382cm" svg:y2="6.715cm" draw:start-shape="id1" draw:start-glue-point="6" draw:end-shape="id2" svg:d="m13065 5445v635h317v635">
          <text:p/>
        </draw:connector>
        <draw:connector draw:style-name="gr2" draw:text-style-name="P1" xml:id="id5" draw:id="id5" draw:layer="layout" svg:x1="15.605cm" svg:y1="8.937cm" svg:x2="15.605cm" svg:y2="8.937cm" draw:start-shape="id2" draw:end-shape="id2" svg:d="">
          <text:p/>
        </draw:connector>
        <draw:custom-shape draw:style-name="gr1" draw:text-style-name="P1" xml:id="id4" draw:id="id4" draw:layer="layout" svg:width="5.08cm" svg:height="4.445cm" svg:x="3.54cm" svg:y="11.795cm">
          <text:p text:style-name="P1">cats.htm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" draw:id="id3" draw:layer="layout" svg:width="5.08cm" svg:height="4.445cm" svg:x="9.255cm" svg:y="11.795cm">
          <text:p text:style-name="P1">whitetiger.htm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6" draw:id="id6" draw:layer="layout" svg:width="5.08cm" svg:height="4.445cm" svg:x="14.97cm" svg:y="11.795cm">
          <text:p text:style-name="P1">dogs.htm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7" draw:id="id7" draw:layer="layout" svg:width="5.08cm" svg:height="4.445cm" svg:x="21.32cm" svg:y="11.795cm">
          <text:p text:style-name="P1">wolfs.htm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3.383cm" svg:y1="11.16cm" svg:x2="11.795cm" svg:y2="11.795cm" draw:start-shape="id2" draw:start-glue-point="6" draw:end-shape="id3" draw:end-glue-point="4" svg:d="m13383 11160v317h-1588v318">
          <text:p/>
        </draw:connector>
        <draw:connector draw:style-name="gr2" draw:text-style-name="P1" draw:layer="layout" svg:x1="11.16cm" svg:y1="8.938cm" svg:x2="6.08cm" svg:y2="11.795cm" draw:start-shape="id2" draw:start-glue-point="5" draw:end-shape="id4" draw:end-glue-point="4" svg:d="m11160 8938h-5080v2857">
          <text:p/>
        </draw:connector>
        <draw:connector draw:style-name="gr2" draw:text-style-name="P1" draw:layer="layout" svg:x1="15.605cm" svg:y1="8.937cm" svg:x2="17.51cm" svg:y2="11.795cm" draw:start-shape="id5" draw:start-glue-point="0" draw:end-shape="id6" svg:d="m15605 8937v1429h1905v1429">
          <text:p/>
        </draw:connector>
        <draw:connector draw:style-name="gr2" draw:text-style-name="P1" draw:layer="layout" svg:x1="15.605cm" svg:y1="8.937cm" svg:x2="23.86cm" svg:y2="11.795cm" draw:start-shape="id5" draw:start-glue-point="0" draw:end-shape="id7" draw:end-glue-point="4" svg:d="m15605 8937v1429h8255v1429">
          <text:p/>
        </draw:connector>
        <draw:custom-shape draw:style-name="gr1" draw:text-style-name="P1" xml:id="id8" draw:id="id8" draw:layer="layout" svg:width="4.445cm" svg:height="2.445cm" svg:x="4.175cm" svg:y="18.145cm">
          <text:p text:style-name="P1">catpicture.html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4.445cm" svg:height="2.445cm" svg:x="9.89cm" svg:y="18.145cm">
          <text:p text:style-name="P1">whitetiger.html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4.445cm" svg:height="2.54cm" svg:x="15.605cm" svg:y="18.05cm">
          <text:p text:style-name="P1">dogpicture.html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4.445cm" svg:height="2.445cm" svg:x="21.955cm" svg:y="18.145cm">
          <text:p text:style-name="P1">wolfpicture.htm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08cm" svg:y1="16.24cm" svg:x2="6.397cm" svg:y2="18.145cm" draw:start-shape="id4" draw:start-glue-point="6" draw:end-shape="id8" svg:d="m6080 16240v952h317v953">
          <text:p/>
        </draw:connector>
        <draw:connector draw:style-name="gr2" draw:text-style-name="P1" draw:layer="layout" svg:x1="11.795cm" svg:y1="16.24cm" svg:x2="12.112cm" svg:y2="18.145cm" draw:start-shape="id3" draw:start-glue-point="6" draw:end-shape="id9" draw:end-glue-point="0" svg:d="m11795 16240v952h317v953">
          <text:p/>
        </draw:connector>
        <draw:connector draw:style-name="gr2" draw:text-style-name="P1" draw:layer="layout" svg:x1="17.51cm" svg:y1="16.24cm" svg:x2="17.827cm" svg:y2="18.05cm" draw:start-shape="id6" draw:start-glue-point="6" draw:end-shape="id10" draw:end-glue-point="0" svg:d="m17510 16240v905h317v905">
          <text:p/>
        </draw:connector>
        <draw:connector draw:style-name="gr2" draw:text-style-name="P1" draw:layer="layout" svg:x1="23.86cm" svg:y1="16.24cm" svg:x2="24.177cm" svg:y2="18.145cm" draw:start-shape="id7" draw:start-glue-point="6" draw:end-shape="id11" svg:d="m23860 16240v952h317v953">
          <text:p/>
        </draw:connector>
      </draw:page>
      <draw:page draw:name="page2" draw:style-name="dp1" draw:master-page-name="Default">
        <draw:custom-shape draw:style-name="gr3" draw:text-style-name="P1" draw:layer="layout" svg:width="18.415cm" svg:height="21.59cm" svg:x="4.81cm" svg:y="0cm">
          <text:p text:style-name="P1">div2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1cm" svg:height="21.59cm" svg:x="0cm" svg:y="0cm">
          <text:p text:style-name="P1">div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715cm" svg:height="21.59cm" svg:x="23.225cm" svg:y="0cm">
          <text:p text:style-name="P1">div3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81cm" svg:height="1.27cm" svg:x="6.08cm" svg:y="5.445cm">
          <text:p text:style-name="P1">Do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2.065cm" svg:height="3.81cm" svg:x="8.62cm" svg:y="1cm">
          <text:p text:style-name="P1">Animal.png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81cm" svg:height="1.27cm" svg:x="10.525cm" svg:y="5.445cm">
          <text:p text:style-name="P1">Wolf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81cm" svg:height="1.27cm" svg:x="14.97cm" svg:y="5.445cm">
          <text:p text:style-name="P1">White ti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3.175cm" svg:height="1.27cm" svg:x="19.415cm" svg:y="5.445cm">
          <text:p text:style-name="P1">Ca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5.875cm" svg:height="12.065cm" svg:x="6.715cm" svg:y="7.985cm">
          <text:p text:style-name="P1"/>
          <text:p text:style-name="P2">This is the text from my first</text:p>
          <text:p text:style-name="P2"><text:s/>page of my first website.</text:p>
          <text:p text:style-name="P2">This is the text from my first page</text:p>
          <text:p text:style-name="P2"><text:s/>of my first website.</text:p>
          <text:p text:style-name="P2">This is the text from my first</text:p>
          <text:p text:style-name="P2"><text:s/>page of my first website.</text:p>
          <text:p text:style-name="P2">This is the text from my first</text:p>
          <text:p text:style-name="P2"><text:s/>page of my first website.</text:p>
          <text:p text:style-name="P2">This is the text from my first</text:p>
          <text:p text:style-name="P2"><text:s/>page of my first website.</text:p>
          <text:p text:style-name="P2">This is the text from my first</text:p>
          <text:p text:style-name="P2"><text:s/>page of my first website.</text:p>
          <text:p text:style-name="P2"><text:span text:style-name="T1">This is the text from my first</text:span></text:p>
          <text:p text:style-name="P2"><text:span text:style-name="T1"><text:s/></text:span><text:span text:style-name="T1">page of my first website.</text:span></text:p>
          <text:p text:style-name="P2"><text:span text:style-name="T1">This is the text from my first</text:span></text:p>
          <text:p text:style-name="P2"><text:span text:style-name="T1"><text:s/></text:span><text:span text:style-name="T1">page of my first website.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35cm" svg:height="3.81cm" svg:x="16.24cm" svg:y="9.255cm">
          <text:p text:style-name="P1">Animalpicture.p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5.985cm" svg:height="3.81cm" svg:x="16.24cm" svg:y="14.97cm">
          <text:p text:style-name="P1">Animalpicture2.p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udent </meta:initial-creator>
    <meta:creation-date>2012-04-13T13:52:35</meta:creation-date>
    <dc:date>2012-04-20T14:16:11</dc:date>
    <dc:creator>Student </dc:creator>
    <meta:editing-duration>PT58M31S</meta:editing-duration>
    <meta:editing-cycles>3</meta:editing-cycles>
    <meta:generator>LibreOffice/3.3$Linux LibreOffice_project/330m19$Build-202</meta:generator>
    <meta:document-statistic meta:object-count="31"/>
  </office:meta>
</office:document-meta>
</file>